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ubik" svg:font-family="Rubik, sans-serif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</style:style>
    <style:style style:name="P2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0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000000" fo:font-size="12pt" fo:language="ru" fo:country="RU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language="ru" fo:country="RU" fo:font-weight="normal" style:font-weight-asian="normal" style:font-weight-complex="normal"/>
    </style:style>
    <style:style style:name="T15" style:family="text">
      <style:text-properties fo:color="#000000" fo:language="en" fo:country="US" fo:font-weight="normal" style:font-weight-asian="normal" style:font-weight-complex="normal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333333" style:font-name="Rubik" fo:font-size="10.5pt" fo:letter-spacing="normal" fo:language="ru" fo:country="RU" fo:font-style="normal" fo:font-weight="normal" style:font-size-asian="14pt" style:font-size-complex="14pt"/>
    </style:style>
    <style:style style:name="T19" style:family="text">
      <style:text-properties fo:language="en" fo:country="US"/>
    </style:style>
    <style:style style:name="T20" style:family="text">
      <style:text-properties fo:language="ru" fo:country="RU"/>
    </style:style>
    <style:style style:name="T21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3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3">Кафедра </text:span><text:span text:style-name="T11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19"><text:span text:style-name="Название_20_книги"><text:span text:style-name="T1">отчет</text:span></text:span></text:p>
      <text:p text:style-name="P3"><text:span text:style-name="T3">по лабораторной работе</text:span><text:span text:style-name="T6"> </text:span><text:span text:style-name="T7">№</text:span><text:span text:style-name="T9">5</text:span></text:p>
      <text:p text:style-name="P3"><text:span text:style-name="T3">по дисциплине </text:span><text:span text:style-name="T7">«</text:span><text:span text:style-name="T11">Организация ЭВМ и систем</text:span><text:span text:style-name="T7">»</text:span></text:p>
      <text:p text:style-name="P3"><text:span text:style-name="Название_20_книги"><text:span text:style-name="T16">Тема: </text:span></text:span><text:span text:style-name="Название_20_книги"><text:span text:style-name="T17">Разработка собственного прерывания. 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12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21">Корсунов</text:span><text:span text:style-name="T2"> А.А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21">Ефремов</text:span><text:span text:style-name="T2"> </text:span><text:span text:style-name="T2">М</text:span><text:span text:style-name="T2">.</text:span><text:span text:style-name="T2">А</text:span><text:span text:style-name="T2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13">Изучить прерывания на языке ассемблере. Написать программу на основе изученного.</text:p>
      <text:p text:style-name="P12"/>
      <text:p text:style-name="P23"><text:span text:style-name="T22">Текст задания</text:span><text:span text:style-name="T3">.</text:span></text:p>
      <text:p text:style-name="P25"><text:span text:style-name="T2">Вариант 2</text:span><text:span text:style-name="T4">A</text:span></text:p>
      <text:p text:style-name="P22">Цифра в шифре задает номер и назначение заменяемого вектора прерывания: </text:p>
      <text:p text:style-name="P22">1 - 1Ch - прерывание от часов - генерируется автоматически операционной системой 18 раз в сек; </text:p>
      <text:p text:style-name="P22">2 - 60h - прерывание пользователя - должно генерироваться в программе;</text:p>
      <text:p text:style-name="P22">3 - 23h - прерывание, генерируемое при нажатии клавиш Control+C ; </text:p>
      <text:p text:style-name="P22">4 - 08h - прерывание от системного таймера - генерируется автоматически операционной системой 18 раз в сек. </text:p>
      <text:p text:style-name="P22">Буква определяет действия, реализуемые программой обработки прерываний: </text:p>
      <text:p text:style-name="P22">А - Печать сообщения на экране; </text:p>
      <text:p text:style-name="P22">В - Выдача звукового сигнала; </text:p>
      <text:p text:style-name="P22">С - Приостановить вывод на экран (вставить цикл задержки). </text:p>
      <text:p text:style-name="P22">Замечание: для исключения возможного взаимного влияния системных и пользовательских прерываний рекомендуется отвести в программе под стек не менее 1К байт. </text:p>
      <text:p text:style-name="P17"/>
      <text:p text:style-name="P17"/>
      <text:p text:style-name="P18">Ход работы:</text:p>
      <text:p text:style-name="P23"><text:span text:style-name="T10">Для реализации поставленной задача была написана процедура </text:span><text:span text:style-name="T8">SUBR_INT, </text:span><text:span text:style-name="T10">выводящая сообщение </text:span><text:span text:style-name="T8">'Hello world!', </text:span><text:span text:style-name="T10">которое хранится в сегменте </text:span><text:span text:style-name="T5">данных, на экран. </text:span></text:p>
      <text:p text:style-name="P23"><text:span text:style-name="T5">Программа, использующая новые программы обработки прерываний при своем завершении должна восстанавливать оригинальные векторы прерываний. </text:span><text:soft-page-break/><text:span text:style-name="T5">Функция 35 прерывания 21H возвращает текущее значение вектора прерывания, помещая значение сегмента в ES, а смещение в BX.</text:span></text:p>
      <text:p text:style-name="P23"><text:span text:style-name="T5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 </text:span></text:p>
      <text:p text:style-name="P27"><text:span text:style-name="T20"><text:tab/>Команды CLI и STI служат для установки или сброса флага прерываний, что позволяет включать или отключать реакцию на внешние прерывания. Команда CLI (Clear Interrupt flag) сбрасывает флаг IF в значение 0, что запрещает прерывания. Команда STI (Set Interrupt flag) устанавливает флаг IF в значение 1, что разрешает прерывания. </text:span></text:p>
      <text:p text:style-name="P18"/>
      <text:p text:style-name="P18"/>
      <text:p text:style-name="P18"/>
      <text:p text:style-name="P18">Вывод:</text:p>
      <text:p text:style-name="P14">Изучены прерывания на языке ассемблере. Написана программа на основе изученного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28"><text:soft-page-break/>Приложение А</text:p>
      <text:p text:style-name="P16">AStack SEGMENT STACK</text:p>
      <text:p text:style-name="P16"><text:tab/>db 1024 DUP(?)</text:p>
      <text:p text:style-name="P16">AStack ENDS</text:p>
      <text:p text:style-name="P16"/>
      <text:p text:style-name="P16">DATA SEGMENT</text:p>
      <text:p text:style-name="P16"><text:tab/>KEEP_CS DW 0 ; для хранения сегмента</text:p>
      <text:p text:style-name="P16"><text:tab/>KEEP_IP DW 0 ; и смещения вектора прерывания</text:p>
      <text:p text:style-name="P16"><text:tab/>message DB 'Hello, world!', 13, 10, '$'</text:p>
      <text:p text:style-name="P16">DATA ENDS</text:p>
      <text:p text:style-name="P16"/>
      <text:p text:style-name="P16">CODE SEGMENT</text:p>
      <text:p text:style-name="P16"><text:tab/>ASSUME CS:CODE, DS:DATA, SS:AStack</text:p>
      <text:p text:style-name="P16"><text:tab/></text:p>
      <text:p text:style-name="P16"><text:tab/>SUBR_INT PROC FAR</text:p>
      <text:p text:style-name="P16"><text:tab/>PUSH AX</text:p>
      <text:p text:style-name="P16"><text:tab/>PUSH DX</text:p>
      <text:p text:style-name="P24"><text:tab/></text:p>
      <text:p text:style-name="P16"><text:tab/>MOV AH, 9h</text:p>
      <text:p text:style-name="P16"><text:tab/>MOV DX, OFFSET message</text:p>
      <text:p text:style-name="P16"><text:tab/>INT 21h</text:p>
      <text:p text:style-name="P16"><text:tab/></text:p>
      <text:p text:style-name="P16"><text:tab/>POP AX <text:s text:c="11"/>; восстанавливаем регистры</text:p>
      <text:p text:style-name="P16"><text:s text:c="4"/>POP DX</text:p>
      <text:p text:style-name="P16"/>
      <text:p text:style-name="P16"><text:s text:c="4"/>MOV AL, 20h ; разрешение обработки прерываний</text:p>
      <text:p text:style-name="P16"><text:s text:c="4"/>OUT 20h, AL ; более низкого уровня</text:p>
      <text:p text:style-name="P16"/>
      <text:p text:style-name="P16"/>
      <text:p text:style-name="P16"><text:s text:c="4"/>IRET <text:s text:c="7"/>; конец прерывания</text:p>
      <text:p text:style-name="P16"><text:soft-page-break/><text:tab/>SUBR_INT ENDP</text:p>
      <text:p text:style-name="P16"><text:tab/></text:p>
      <text:p text:style-name="P16"><text:tab/>MAIN PROC FAR</text:p>
      <text:p text:style-name="P16"><text:tab/><text:tab/>PUSH DS</text:p>
      <text:p text:style-name="P16"><text:tab/><text:tab/>SUB AX, AX</text:p>
      <text:p text:style-name="P16"><text:tab/><text:tab/>PUSH AX</text:p>
      <text:p text:style-name="P16"><text:tab/><text:tab/>MOV AX, DATA</text:p>
      <text:p text:style-name="P16"><text:tab/><text:tab/>MOV DS, AX</text:p>
      <text:p text:style-name="P16"><text:tab/><text:tab/></text:p>
      <text:p text:style-name="P16"><text:tab/><text:tab/>MOV AH, 35H ; функция получения вектора</text:p>
      <text:p text:style-name="P16"><text:tab/><text:tab/>MOV AL, 60h ; номер вектора</text:p>
      <text:p text:style-name="P16"><text:tab/><text:tab/>INT 21H</text:p>
      <text:p text:style-name="P16"><text:tab/><text:tab/>MOV KEEP_IP, BX ; запоминание смещения</text:p>
      <text:p text:style-name="P16"><text:tab/><text:tab/>MOV KEEP_CS, ES ; и сегмента вектора прерывания</text:p>
      <text:p text:style-name="P16"><text:tab/><text:tab/></text:p>
      <text:p text:style-name="P16"><text:tab/><text:tab/>PUSH DS</text:p>
      <text:p text:style-name="P16"><text:tab/><text:tab/>MOV DX, OFFSET SUBR_INT ; смещение для процедуры в DX</text:p>
      <text:p text:style-name="P16"><text:tab/><text:tab/>MOV AX, SEG SUBR_INT ; сегмент процедуры</text:p>
      <text:p text:style-name="P16"><text:tab/><text:tab/>MOV DS, AX ; помещаем в DS</text:p>
      <text:p text:style-name="P16"><text:tab/><text:tab/>MOV AH, 25H ; функция установки вектора</text:p>
      <text:p text:style-name="P16"><text:tab/><text:tab/>MOV AL, 60H ; номер вектора</text:p>
      <text:p text:style-name="P16"><text:tab/><text:tab/>INT 21H ; меняем прерывание</text:p>
      <text:p text:style-name="P16"><text:tab/><text:tab/>POP DS</text:p>
      <text:p text:style-name="P16"><text:tab/><text:tab/></text:p>
      <text:p text:style-name="P16"><text:tab/><text:tab/>INT 60h</text:p>
      <text:p text:style-name="P16"><text:tab/><text:tab/></text:p>
      <text:p text:style-name="P16"><text:tab/><text:tab/>CLI</text:p>
      <text:p text:style-name="P16"><text:tab/><text:tab/>PUSH DS</text:p>
      <text:p text:style-name="P16"><text:tab/><text:tab/>MOV DX, KEEP_IP</text:p>
      <text:p text:style-name="P16"><text:soft-page-break/><text:tab/><text:tab/>MOV AX, KEEP_CS</text:p>
      <text:p text:style-name="P16"><text:tab/><text:tab/>MOV DS, AX</text:p>
      <text:p text:style-name="P16"><text:tab/><text:tab/>MOV AH, 25H</text:p>
      <text:p text:style-name="P16"><text:tab/><text:tab/>MOV AL, 60h</text:p>
      <text:p text:style-name="P16"><text:tab/><text:tab/>INT 21H ; восстанавливаем старый вектор прерывания</text:p>
      <text:p text:style-name="P16"><text:tab/><text:tab/>POP DS</text:p>
      <text:p text:style-name="P16"><text:tab/><text:tab/>STI</text:p>
      <text:p text:style-name="P16"><text:tab/><text:tab/></text:p>
      <text:p text:style-name="P16"><text:tab/><text:tab/>RET</text:p>
      <text:p text:style-name="P16"><text:tab/><text:tab/></text:p>
      <text:p text:style-name="P16"><text:tab/>MAIN ENDP</text:p>
      <text:p text:style-name="P16"><text:tab/>CODE ENDS</text:p>
      <text:p text:style-name="P16"><text:tab/>END MAIN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ubik" svg:font-family="Rubik, sans-serif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font-style="italic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font-style="italic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/>
    </style:style>
    <style:style style:name="hps" style:family="text" style:parent-style-name="Основной_20_шрифт_20_абзаца">
      <style:text-properties style:font-name-complex="Times New Roman"/>
    </style:style>
    <style:style style:name="Знак_20_Знак4" style:display-name="Знак Знак4" style:family="text" style:parent-style-name="Основной_20_шрифт_20_абзаца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 style:parent-style-name="Основной_20_шрифт_20_абзаца">
      <style:text-properties style:font-name="Courier New" style:font-name-complex="Courier New"/>
    </style:style>
    <style:style style:name="apple-style-span" style:family="text" style:parent-style-name="Основной_20_шрифт_20_абзаца">
      <style:text-properties style:font-name-complex="Times New Roman"/>
    </style:style>
    <style:style style:name="translation" style:family="text" style:parent-style-name="Основной_20_шрифт_20_абзаца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meta:initial-creator>SAP</meta:initial-creator>
    <meta:creation-date>2015-11-10T19:52:00</meta:creation-date>
    <dc:date>2020-12-09T18:57:43.96</dc:date>
    <meta:print-date>2015-07-17T12:06:00</meta:print-date>
    <meta:editing-cycles>136</meta:editing-cycles>
    <meta:editing-duration>PT12H4M48S</meta:editing-duration>
    <meta:generator>OpenOffice/4.1.7$Win32 OpenOffice.org_project/417m1$Build-9800</meta:generator>
    <dc:creator>увыа вауфа</dc:creator>
    <meta:document-statistic meta:table-count="1" meta:image-count="0" meta:object-count="0" meta:page-count="6" meta:paragraph-count="105" meta:word-count="521" meta:character-count="3457"/>
  </office:meta>
</office:document-meta>
</file>